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32d66" officeooo:paragraph-rsid="00132d66"/>
    </style:style>
    <style:style style:name="P2" style:family="paragraph" style:parent-style-name="Standard">
      <style:paragraph-properties fo:text-align="start" style:justify-single-word="false"/>
      <style:text-properties officeooo:rsid="00132d66" officeooo:paragraph-rsid="00132d66"/>
    </style:style>
    <style:style style:name="P3" style:family="paragraph" style:parent-style-name="Standard">
      <style:paragraph-properties fo:text-align="start" style:justify-single-word="false"/>
      <style:text-properties officeooo:rsid="0019b935" officeooo:paragraph-rsid="0019b935"/>
    </style:style>
    <style:style style:name="P4" style:family="paragraph" style:parent-style-name="Standard">
      <style:paragraph-properties fo:text-align="start" style:justify-single-word="false"/>
      <style:text-properties officeooo:rsid="001aed6c" officeooo:paragraph-rsid="001aed6c"/>
    </style:style>
    <style:style style:name="T1" style:family="text">
      <style:text-properties officeooo:rsid="001aed6c"/>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n Keeling</text:p>
      <text:p text:style-name="P1">Alex Harry</text:p>
      <text:p text:style-name="P1">John Lambrecht</text:p>
      <text:p text:style-name="P2">1) MAX-DISTANCE: Poof</text:p>
      <text:p text:style-name="P2"><draw:frame draw:style-name="fr1" draw:name="Object1" text:anchor-type="as-char" svg:y="-0.7098in" svg:width="7.5992in" svg:height="1.3602in" draw:z-index="0"><draw:object xlink:href="./Object 1" xlink:type="simple" xlink:show="embed" xlink:actuate="onLoad"/><draw:image xlink:href="./ObjectReplacements/Object 1" xlink:type="simple" xlink:show="embed" xlink:actuate="onLoad"/></draw:frame></text:p>
      <text:p text:style-name="P3"/>
      <text:p text:style-name="P3">2) <text:s/><text:span text:style-name="T1">O (V+E)</text:span></text:p>
      <text:p text:style-name="P3"/>
      <text:p text:style-name="P4">3)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6:25:54.506936014</meta:creation-date>
    <dc:date>2019-04-21T17:33:42.171079384</dc:date>
    <meta:editing-duration>PT1M7S</meta:editing-duration>
    <meta:editing-cycles>1</meta:editing-cycles>
    <meta:document-statistic meta:table-count="0" meta:image-count="0" meta:object-count="1" meta:page-count="1" meta:paragraph-count="7" meta:word-count="13" meta:character-count="74" meta:non-whitespace-character-count="64"/>
    <meta:generator>LibreOffice/6.2.2.2$Linux_X86_64 LibreOffice_project/5daaa0e719eb4f073b63de04e0910785ad81fe7a</meta:generator>
  </office:meta>
</office:document-meta>
</file>

<file path=Object 1/content.xml><?xml version="1.0" encoding="utf-8"?>
<math xmlns="http://www.w3.org/1998/Math/MathML" display="block">
  <semantics>
    <mtable>
      <mtr>
        <mtd>
          <mtext>Suppose G( V, E ) is a graph.</mtext>
        </mtd>
      </mtr>
      <mtr>
        <mtd>
          <mtext>M = on input &lt;G&gt;</mtext>
        </mtd>
      </mtr>
      <mtr>
        <mtd>
          <mrow>
            <mtext>1. For all v </mtext>
            <mo stretchy="false">∈</mo>
            <mtext> V</mtext>
          </mrow>
        </mtd>
      </mtr>
      <mtr>
        <mtd>
          <mrow>
            <mtext>2.       For each u </mtext>
            <mo stretchy="false">∈</mo>
            <mtext> V check the distance between u and v.</mtext>
          </mrow>
        </mtd>
      </mtr>
      <mtr>
        <mtd>
          <mtext>3.       If the distance is greater than the prior stored distance or is the first iteration, then let it be represented by k</mtext>
        </mtd>
      </mtr>
      <mtr>
        <mtd>
          <mtext>4. Accept</mtext>
        </mtd>
      </mtr>
      <mtr>
        <mtd>
          <mrow>
            <msup>
              <mtext>Therefore O ( |V</mtext>
              <mn>2</mn>
            </msup>
            <mtext>| )</mtext>
          </mrow>
        </mtd>
      </mtr>
    </mtable>
    <annotation encoding="StarMath 5.0">"Suppose G( V, E ) is a graph." newline
"M = on input &lt;G&gt;" newline
"1. For all v " in " V" newline
"2.       For each u " in " V check the distance between u and v." newline
"3.       If the distance is greater than the prior stored distance or is the first iteration, then let it be represented by k" newline
"4. Accept" newline
"Therefore O ( |V"^2"| )"



 	</annotation>
  </semantics>
</math>
</file>